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fb447" officeooo:paragraph-rsid="001fb447"/>
    </style:style>
    <style:style style:name="P2" style:family="paragraph" style:parent-style-name="Standard">
      <style:paragraph-properties fo:text-align="center" style:justify-single-word="false"/>
      <style:text-properties officeooo:rsid="001fb447" officeooo:paragraph-rsid="001fb447"/>
    </style:style>
    <style:style style:name="P3" style:family="paragraph" style:parent-style-name="Standard" style:list-style-name="L1">
      <style:text-properties officeooo:rsid="001fb447" officeooo:paragraph-rsid="001fb447"/>
    </style:style>
    <style:style style:name="P4" style:family="paragraph" style:parent-style-name="Standard" style:list-style-name="L1">
      <style:text-properties officeooo:rsid="001fb447" officeooo:paragraph-rsid="00228ed3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fb447" officeooo:paragraph-rsid="001fb447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45001" officeooo:paragraph-rsid="00245001" style:font-weight-asian="bold" style:font-weight-complex="bold"/>
    </style:style>
    <style:style style:name="P7" style:family="paragraph" style:parent-style-name="Standard" style:list-style-name="L1">
      <style:text-properties officeooo:rsid="00210f76" officeooo:paragraph-rsid="00210f76"/>
    </style:style>
    <style:style style:name="P8" style:family="paragraph" style:parent-style-name="Standard" style:list-style-name="L1">
      <style:text-properties officeooo:rsid="00210f76" officeooo:paragraph-rsid="00228ed3"/>
    </style:style>
    <style:style style:name="P9" style:family="paragraph" style:parent-style-name="Standard" style:list-style-name="L1">
      <style:text-properties officeooo:rsid="00228ed3" officeooo:paragraph-rsid="00228ed3"/>
    </style:style>
    <style:style style:name="P10" style:family="paragraph" style:parent-style-name="Standard" style:list-style-name="L2">
      <style:text-properties officeooo:rsid="00245001" officeooo:paragraph-rsid="00245001"/>
    </style:style>
    <style:style style:name="P11" style:family="paragraph" style:parent-style-name="Standard" style:list-style-name="L2">
      <style:text-properties officeooo:rsid="00251e54" officeooo:paragraph-rsid="00251e54"/>
    </style:style>
    <style:style style:name="P12" style:family="paragraph" style:parent-style-name="Standard" style:list-style-name="L2">
      <style:text-properties officeooo:rsid="00251e54" officeooo:paragraph-rsid="00255648"/>
    </style:style>
    <style:style style:name="P13" style:family="paragraph" style:parent-style-name="Standard">
      <style:text-properties officeooo:rsid="00251e54" officeooo:paragraph-rsid="00255648"/>
    </style:style>
    <style:style style:name="P14" style:family="paragraph" style:parent-style-name="Standard" style:list-style-name="L2">
      <style:text-properties officeooo:rsid="00255648" officeooo:paragraph-rsid="00255648"/>
    </style:style>
    <style:style style:name="P15" style:family="paragraph" style:parent-style-name="Standard" style:list-style-name="L2">
      <style:text-properties officeooo:rsid="002587c1" officeooo:paragraph-rsid="002587c1"/>
    </style:style>
    <style:style style:name="P16" style:family="paragraph" style:parent-style-name="Standard" style:list-style-name="L2">
      <style:text-properties officeooo:rsid="00262705" officeooo:paragraph-rsid="00262705"/>
    </style:style>
    <style:style style:name="P17" style:family="paragraph" style:parent-style-name="Standard">
      <style:text-properties officeooo:rsid="00262705" officeooo:paragraph-rsid="00262705"/>
    </style:style>
    <style:style style:name="P18" style:family="paragraph" style:parent-style-name="Standard" style:list-style-name="L2">
      <style:text-properties officeooo:rsid="0027ab56" officeooo:paragraph-rsid="0027ab56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officeooo:rsid="00228ed3"/>
    </style:style>
    <style:style style:name="T3" style:family="text">
      <style:text-properties officeooo:rsid="00239374"/>
    </style:style>
    <style:style style:name="T4" style:family="text">
      <style:text-properties officeooo:rsid="00251e54"/>
    </style:style>
    <style:style style:name="T5" style:family="text">
      <style:text-properties officeooo:rsid="00255648"/>
    </style:style>
    <style:style style:name="T6" style:family="text">
      <style:text-properties officeooo:rsid="002587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ojet Annuaire Gabon</text:span></text:p>
      <text:p text:style-name="P1"/>
      <text:p text:style-name="P1"/>
      <text:p text:style-name="P5">Fonctionnalités <text:span text:style-name="T3">souhaitées </text:span>:</text:p>
      <text:list xml:id="list8190460972229733909" text:style-name="L1">
        <text:list-item>
          <text:p text:style-name="P4">Recherche professionnels <text:span text:style-name="T2">directement</text:span></text:p>
        </text:list-item>
        <text:list-item>
          <text:p text:style-name="P4"><text:span text:style-name="T2">Recherche en regardant la liste de catégories</text:span></text:p>
        </text:list-item>
        <text:list-item>
          <text:p text:style-name="P9">Météo</text:p>
        </text:list-item>
        <text:list-item>
          <text:p text:style-name="P9">Lien avec annuaire des autres villes</text:p>
        </text:list-item>
        <text:list-item>
          <text:p text:style-name="P3">Bons plans et promos</text:p>
        </text:list-item>
        <text:list-item>
          <text:p text:style-name="P3">Recherche :</text:p>
          <text:list>
            <text:list-item>
              <text:p text:style-name="P3">Par nom ou catégorie</text:p>
            </text:list-item>
            <text:list-item>
              <text:p text:style-name="P3">Critères : à côté de moi, une ville en particulier, tout le territoire</text:p>
            </text:list-item>
            <text:list-item>
              <text:p text:style-name="P3">Résultats triés par défaut, notes, géolocalisation, avis</text:p>
            </text:list-item>
            <text:list-item>
              <text:p text:style-name="P3">Résultats filtrés par horaire, budget, type, presta</text:p>
            </text:list-item>
            <text:list-item>
              <text:p text:style-name="P3">Position sur la carte</text:p>
            </text:list-item>
          </text:list>
        </text:list-item>
        <text:list-item>
          <text:p text:style-name="P3">Compte:</text:p>
          <text:list>
            <text:list-item>
              <text:p text:style-name="P3">Login normal ou FB</text:p>
            </text:list-item>
            <text:list-item>
              <text:p text:style-name="P3">Gérer identifiant + mdp</text:p>
            </text:list-item>
            <text:list-item>
              <text:p text:style-name="P3">Consulter mes avis</text:p>
            </text:list-item>
            <text:list-item>
              <text:p text:style-name="P3">Consulter mes points</text:p>
            </text:list-item>
            <text:list-item>
              <text:p text:style-name="P3">Consulter mes badges</text:p>
            </text:list-item>
            <text:list-item>
              <text:p text:style-name="P3">Logout</text:p>
            </text:list-item>
          </text:list>
        </text:list-item>
        <text:list-item>
          <text:p text:style-name="P3">Historique de professionnels consultés et de recherches</text:p>
        </text:list-item>
        <text:list-item>
          <text:p text:style-name="P3">Paramètres</text:p>
          <text:list>
            <text:list-item>
              <text:p text:style-name="P3">Gestion catégories</text:p>
            </text:list-item>
            <text:list-item>
              <text:p text:style-name="P3">Gestion notifications</text:p>
            </text:list-item>
            <text:list-item>
              <text:p text:style-name="P3">Gestion promos</text:p>
            </text:list-item>
            <text:list-item>
              <text:p text:style-name="P9">Effacer cache</text:p>
            </text:list-item>
          </text:list>
        </text:list-item>
        <text:list-item>
          <text:p text:style-name="P3">About page</text:p>
        </text:list-item>
        <text:list-item>
          <text:p text:style-name="P3">FAQ page</text:p>
        </text:list-item>
        <text:list-item>
          <text:p text:style-name="P3">Astuces sur comment utiliser</text:p>
        </text:list-item>
        <text:list-item>
          <text:p text:style-name="P3">Fiche professionnel :</text:p>
          <text:list>
            <text:list-item>
              <text:p text:style-name="P7">Ajout photo</text:p>
            </text:list-item>
            <text:list-item>
              <text:p text:style-name="P7">Ajout contact</text:p>
            </text:list-item>
            <text:list-item>
              <text:p text:style-name="P7">Ecrire Avis</text:p>
            </text:list-item>
            <text:list-item>
              <text:p text:style-name="P7">Partager</text:p>
            </text:list-item>
            <text:list-item>
              <text:p text:style-name="P7">Horaires</text:p>
            </text:list-item>
            <text:list-item>
              <text:p text:style-name="P8">Avis (étoiles + commentaire)</text:p>
            </text:list-item>
            <text:list-item>
              <text:p text:style-name="P8">Coordonnées</text:p>
            </text:list-item>
            <text:list-item>
              <text:p text:style-name="P8"><text:span text:style-name="T2">L</text:span>ogo</text:p>
            </text:list-item>
            <text:list-item>
              <text:p text:style-name="P7">Téléphone</text:p>
            </text:list-item>
            <text:list-item>
              <text:p text:style-name="P7">Email</text:p>
            </text:list-item>
            <text:list-item>
              <text:p text:style-name="P7">Site web</text:p>
            </text:list-item>
            <text:list-item>
              <text:p text:style-name="P7">Itinéraire GPS</text:p>
            </text:list-item>
            <text:list-item>
              <text:p text:style-name="P7">Infos : </text:p>
              <text:list>
                <text:list-item>
                  <text:p text:style-name="P7">Type activité</text:p>
                </text:list-item>
                <text:list-item>
                  <text:p text:style-name="P7">Moyen paiements</text:p>
                </text:list-item>
                <text:list-item>
                  <text:p text:style-name="P7">Description</text:p>
                </text:list-item>
                <text:list-item>
                  <text:p text:style-name="P7">Servoces fournis</text:p>
                </text:list-item>
              </text:list>
            </text:list-item>
          </text:list>
        </text:list-item>
      </text:list>
      <text:p text:style-name="P6"><text:soft-page-break/>Catégories de professionnels :</text:p>
      <text:list xml:id="list5664800241351018184" text:style-name="L2">
        <text:list-item>
          <text:p text:style-name="P10">Restauration</text:p>
          <text:list>
            <text:list-item>
              <text:p text:style-name="P10">Restaurant.</text:p>
            </text:list-item>
            <text:list-item>
              <text:p text:style-name="P10">Café</text:p>
            </text:list-item>
            <text:list-item>
              <text:p text:style-name="P10">Bar</text:p>
            </text:list-item>
            <text:list-item>
              <text:p text:style-name="P10">Boulangerie / Pâtisserie</text:p>
            </text:list-item>
            <text:list-item>
              <text:p text:style-name="P10">Poissonnier</text:p>
            </text:list-item>
            <text:list-item>
              <text:p text:style-name="P10">Traiteur</text:p>
            </text:list-item>
          </text:list>
        </text:list-item>
        <text:list-item>
          <text:p text:style-name="P10">Hôtellerie</text:p>
        </text:list-item>
        <text:list-item>
          <text:p text:style-name="P10">Médecine</text:p>
          <text:list>
            <text:list-item>
              <text:p text:style-name="P10">Médecin</text:p>
            </text:list-item>
            <text:list-item>
              <text:p text:style-name="P10">Dentiste</text:p>
            </text:list-item>
            <text:list-item>
              <text:p text:style-name="P10">Kinésithérapie</text:p>
            </text:list-item>
            <text:list-item>
              <text:p text:style-name="P10">Hôpital</text:p>
            </text:list-item>
            <text:list-item>
              <text:p text:style-name="P10">Urgences</text:p>
            </text:list-item>
            <text:list-item>
              <text:p text:style-name="P10">Radiologie</text:p>
            </text:list-item>
            <text:list-item>
              <text:p text:style-name="P10">Laboratoire d'analyses</text:p>
            </text:list-item>
            <text:list-item>
              <text:p text:style-name="P10">Vétérinaire</text:p>
            </text:list-item>
            <text:list-item>
              <text:p text:style-name="P11">Pharmacie</text:p>
            </text:list-item>
            <text:list-item>
              <text:p text:style-name="P14">Infirmier</text:p>
            </text:list-item>
            <text:list-item>
              <text:p text:style-name="P14">Ambulance</text:p>
            </text:list-item>
          </text:list>
        </text:list-item>
        <text:list-item>
          <text:p text:style-name="P10">Service<text:span text:style-name="T4">s</text:span></text:p>
          <text:list>
            <text:list-item>
              <text:p text:style-name="P11">Taxi</text:p>
            </text:list-item>
            <text:list-item>
              <text:p text:style-name="P11">Coiffeur</text:p>
            </text:list-item>
            <text:list-item>
              <text:p text:style-name="P11">Cordonnier</text:p>
            </text:list-item>
            <text:list-item>
              <text:p text:style-name="P11">Déménageur</text:p>
            </text:list-item>
            <text:list-item>
              <text:p text:style-name="P11">Esthéticienne</text:p>
            </text:list-item>
            <text:list-item>
              <text:p text:style-name="P11">Fleuriste</text:p>
            </text:list-item>
            <text:list-item>
              <text:p text:style-name="P11">Photographe</text:p>
            </text:list-item>
            <text:list-item>
              <text:p text:style-name="P11">Couturier</text:p>
            </text:list-item>
            <text:list-item>
              <text:p text:style-name="P11">Garagiste</text:p>
            </text:list-item>
            <text:list-item>
              <text:p text:style-name="P11">Comptable</text:p>
            </text:list-item>
            <text:list-item>
              <text:p text:style-name="P11">Avocat</text:p>
            </text:list-item>
            <text:list-item>
              <text:p text:style-name="P11">Femme de ménage</text:p>
            </text:list-item>
            <text:list-item>
              <text:p text:style-name="P11">Garde d'enfant</text:p>
            </text:list-item>
            <text:list-item>
              <text:p text:style-name="P11">Réparateur électronique</text:p>
            </text:list-item>
            <text:list-item>
              <text:p text:style-name="P11">DJ</text:p>
            </text:list-item>
            <text:list-item>
              <text:p text:style-name="P11">Animation</text:p>
            </text:list-item>
          </text:list>
        </text:list-item>
        <text:list-item>
          <text:p text:style-name="P10">Bâtiment</text:p>
          <text:list>
            <text:list-item>
              <text:p text:style-name="P10">Installateur d'air conditionné</text:p>
            </text:list-item>
            <text:list-item>
              <text:p text:style-name="P10">Plombier</text:p>
            </text:list-item>
            <text:list-item>
              <text:p text:style-name="P10">Electricien</text:p>
            </text:list-item>
            <text:list-item>
              <text:p text:style-name="P10">Maçon</text:p>
            </text:list-item>
            <text:list-item>
              <text:p text:style-name="P10">Architecte</text:p>
            </text:list-item>
            <text:list-item>
              <text:p text:style-name="P10">Cosntructeur immobilier</text:p>
            </text:list-item>
            <text:list-item>
              <text:p text:style-name="P10">Alarmes et sécurité</text:p>
            </text:list-item>
            <text:list-item>
              <text:p text:style-name="P10">Designer d'intérieur</text:p>
            </text:list-item>
            <text:list-item>
              <text:p text:style-name="P10">Peintre</text:p>
            </text:list-item>
            <text:list-item>
              <text:p text:style-name="P10">Exterminateur</text:p>
            </text:list-item>
            <text:list-item>
              <text:p text:style-name="P10"><text:soft-page-break/>Installateur sanitaire</text:p>
            </text:list-item>
            <text:list-item>
              <text:p text:style-name="P10">Installateur de piscines</text:p>
            </text:list-item>
            <text:list-item>
              <text:p text:style-name="P10">Poseur de fenêtres</text:p>
            </text:list-item>
            <text:list-item>
              <text:p text:style-name="P10">Canalisateur</text:p>
            </text:list-item>
            <text:list-item>
              <text:p text:style-name="P10">Menuisier</text:p>
            </text:list-item>
            <text:list-item>
              <text:p text:style-name="P11">Agence immobilière</text:p>
            </text:list-item>
            <text:list-item>
              <text:p text:style-name="P11">Serrurier</text:p>
            </text:list-item>
          </text:list>
        </text:list-item>
        <text:list-item>
          <text:p text:style-name="P11">Etablissement publi<text:span text:style-name="T6">que</text:span></text:p>
          <text:list>
            <text:list-item>
              <text:p text:style-name="P11">Mairie</text:p>
            </text:list-item>
            <text:list-item>
              <text:p text:style-name="P11">Hôtel de ville</text:p>
            </text:list-item>
            <text:list-item>
              <text:p text:style-name="P11">Hôtel de police</text:p>
            </text:list-item>
            <text:list-item>
              <text:p text:style-name="P11">Huissier de justice</text:p>
            </text:list-item>
            <text:list-item>
              <text:p text:style-name="P16">Hôtel des impôts</text:p>
            </text:list-item>
          </text:list>
        </text:list-item>
        <text:list-item>
          <text:p text:style-name="P12"><text:span text:style-name="T5">Enseignement</text:span></text:p>
          <text:list>
            <text:list-item>
              <text:p text:style-name="P15">Ecole</text:p>
            </text:list-item>
            <text:list-item>
              <text:p text:style-name="P15">Université</text:p>
            </text:list-item>
          </text:list>
        </text:list-item>
        <text:list-item>
          <text:p text:style-name="P18">Commerces</text:p>
          <text:list>
            <text:list-item>
              <text:p text:style-name="P18">Banque</text:p>
            </text:list-item>
            <text:list-item>
              <text:p text:style-name="P18">Supermarché</text:p>
            </text:list-item>
            <text:list-item>
              <text:p text:style-name="P18">Assurance</text:p>
            </text:list-item>
            <text:list-item>
              <text:p text:style-name="P18">Tabac</text:p>
            </text:list-item>
            <text:list-item>
              <text:p text:style-name="P18">La poste</text:p>
            </text:list-item>
            <text:list-item>
              <text:p text:style-name="P18">Cinéma</text:p>
            </text:list-item>
            <text:list-item>
              <text:p text:style-name="P18">Boîte de nuit</text:p>
            </text:list-item>
            <text:list-item>
              <text:p text:style-name="P18">Centre commercial</text:p>
            </text:list-item>
            <text:list-item>
              <text:p text:style-name="P18">Location véhicule</text:p>
            </text:list-item>
          </text:list>
        </text:list-item>
      </text:list>
      <text:p text:style-name="P13"/>
      <text:p text:style-name="P13"/>
      <text:p text:style-name="P17">More : http://www.pagesjaunes.fr/activite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14:53:38.050762000</meta:creation-date>
    <dc:date>2014-06-05T17:01:58.926607000</dc:date>
    <meta:editing-duration>PT1H37M20S</meta:editing-duration>
    <meta:editing-cycles>5</meta:editing-cycles>
    <meta:generator>LibreOffice/4.1.6.2$MacOSX_x86 LibreOffice_project/40ff705089295be5be0aae9b15123f687c05b0a</meta:generator>
    <meta:document-statistic meta:table-count="0" meta:image-count="0" meta:object-count="0" meta:page-count="3" meta:paragraph-count="123" meta:word-count="372" meta:character-count="1975" meta:non-whitespace-character-count="1844"/>
  </office:meta>
</office:document-meta>
</file>